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00pt" fo:font-weight="bold" fo:font-family="'Lucida Console'" style:font-family-asian="'Lucida Console'" style:font-family-complex="'Lucida Console'" fo:background-color="transparent" fo:color="#1ca8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4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5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6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0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1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2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6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7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8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2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3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4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8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9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30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3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34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35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36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3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40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41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42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4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8" style:family="text">
      <style:text-properties fo:font-size="9.00pt" fo:font-weight="normal" fo:font-family="'Lucida Console'" style:font-family-asian="'Lucida Console'" style:font-family-complex="'Lucida Console'" fo:background-color="transparent" fo:color="#d42c3a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53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5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55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5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59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60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61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6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65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66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67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6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71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72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73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7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5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76" style:family="text">
      <style:text-properties fo:font-size="9.00pt" fo:font-weight="bold" fo:font-family="'Lucida Console'" style:font-family-asian="'Lucida Console'" style:font-family-complex="'Lucida Console'" fo:background-color="transparent" fo:color="#00f0f0"/>
    </style:style>
    <style:style style:name="T77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78" style:family="text">
      <style:text-properties fo:font-size="9.00pt" fo:font-weight="bold" fo:font-family="'Lucida Console'" style:font-family-asian="'Lucida Console'" style:font-family-complex="'Lucida Console'" fo:background-color="transparent" fo:color="#00f200"/>
    </style:style>
    <style:style style:name="T79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8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83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8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85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8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91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92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93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9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97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98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99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0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03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0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05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0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7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0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11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12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13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1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17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18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19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2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23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2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25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2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7" style:family="text">
      <style:text-properties fo:font-size="9.00pt" fo:font-weight="normal" fo:font-family="'Lucida Console'" style:font-family-asian="'Lucida Console'" style:font-family-complex="'Lucida Console'" fo:background-color="transparent" fo:color="#d42c3a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32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33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34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3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38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39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40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4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44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45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46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4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50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51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52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5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54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5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58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59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60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6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64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65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66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6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68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69" style:family="text">
      <style:text-properties fo:font-size="9.00pt" fo:font-weight="bold" fo:font-family="'Lucida Console'" style:font-family-asian="'Lucida Console'" style:font-family-complex="'Lucida Console'" fo:background-color="transparent" fo:color="#00f0f0"/>
    </style:style>
    <style:style style:name="T170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71" style:family="text">
      <style:text-properties fo:font-size="9.00pt" fo:font-weight="bold" fo:font-family="'Lucida Console'" style:font-family-asian="'Lucida Console'" style:font-family-complex="'Lucida Console'" fo:background-color="transparent" fo:color="#00f200"/>
    </style:style>
    <style:style style:name="T172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73" style:family="text">
      <style:text-properties fo:font-size="9.00pt" fo:font-weight="bold" fo:font-family="'Lucida Console'" style:font-family-asian="'Lucida Console'" style:font-family-complex="'Lucida Console'" fo:background-color="transparent" fo:color="#00f200"/>
    </style:style>
    <style:style style:name="T17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7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76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7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82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83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84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8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8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89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90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91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19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93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19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197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198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199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0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01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20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03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20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07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08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09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1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11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21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15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16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17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1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23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24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25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2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29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30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31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3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35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36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37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3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41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42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43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4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45" style:family="text">
      <style:text-properties fo:font-size="9.00pt" fo:font-weight="normal" fo:font-family="'Lucida Console'" style:font-family-asian="'Lucida Console'" style:font-family-complex="'Lucida Console'" fo:background-color="transparent" fo:color="#d42c3a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50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51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52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5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56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57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58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5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62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63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64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6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66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26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68" style:family="text">
      <style:text-properties fo:font-size="9.00pt" fo:font-weight="normal" style:text-underline-mode="continuous" style:text-underline-type="single" style:text-underline-style="solid" style:text-underline-width="normal" fo:font-family="'Lucida Console'" style:font-family-asian="'Lucida Console'" style:font-family-complex="'Lucida Console'" fo:background-color="transparent" fo:color="#0000ff"/>
    </style:style>
    <style:style style:name="T26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72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73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74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7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76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7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9.00pt" fo:font-weight="normal" fo:font-family="'Lucida Console'" style:font-family-asian="'Lucida Console'" style:font-family-complex="'Lucida Console'" fo:background-color="transparent" fo:color="#1ca800"/>
    </style:style>
    <style:style style:name="T280" style:family="text">
      <style:text-properties fo:font-size="9.00pt" fo:font-weight="normal" fo:font-family="'Lucida Console'" style:font-family-asian="'Lucida Console'" style:font-family-complex="'Lucida Console'" fo:background-color="transparent" fo:color="#b148c6"/>
    </style:style>
    <style:style style:name="T281" style:family="text">
      <style:text-properties fo:font-size="9.00pt" fo:font-weight="normal" fo:font-family="'Lucida Console'" style:font-family-asian="'Lucida Console'" style:font-family-complex="'Lucida Console'" fo:background-color="transparent" fo:color="#c0a000"/>
    </style:style>
    <style:style style:name="T282" style:family="text">
      <style:text-properties fo:font-size="9.00pt" fo:font-weight="normal" fo:font-family="'Lucida Console'" style:font-family-asian="'Lucida Console'" style:font-family-complex="'Lucida Console'" fo:background-color="transparent" fo:color="#00a89a"/>
    </style:style>
    <style:style style:name="T28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SK 1: </text:span></text:p>
      <text:p text:style-name="P1"><text:span text:style-name="T2"/></text:p>
      <text:p text:style-name="P1"><text:span text:style-name="T3">aaa@DESKTOP-DFIEGPG<text:s/></text:span><text:span text:style-name="T4">MINGW64<text:s/></text:span><text:span text:style-name="T5">~/Desktop</text:span><text:span text:style-name="T6"><text:s/>(master)</text:span></text:p>
      <text:p text:style-name="P1"><text:span text:style-name="T7">$ mkdir Student-Management-System</text:span></text:p>
      <text:p text:style-name="P1"><text:span text:style-name="T8"/></text:p>
      <text:p text:style-name="P1"><text:span text:style-name="T9">aaa@DESKTOP-DFIEGPG<text:s/></text:span><text:span text:style-name="T10">MINGW64<text:s/></text:span><text:span text:style-name="T11">~/Desktop</text:span><text:span text:style-name="T12"><text:s/>(master)</text:span></text:p>
      <text:p text:style-name="P1"><text:span text:style-name="T13">$ cd Student-Management-System</text:span></text:p>
      <text:p text:style-name="P1"><text:span text:style-name="T14"/></text:p>
      <text:p text:style-name="P1"><text:span text:style-name="T15">aaa@DESKTOP-DFIEGPG<text:s/></text:span><text:span text:style-name="T16">MINGW64<text:s/></text:span><text:span text:style-name="T17">~/Desktop/Student-Management-System</text:span><text:span text:style-name="T18"><text:s/>(master)</text:span></text:p>
      <text:p text:style-name="P1"><text:span text:style-name="T19">$ git init</text:span></text:p>
      <text:p text:style-name="P1"><text:span text:style-name="T19">Initialized empty Git repository in C:/Users/aaa/Desktop/Student-Management-System/.git/</text:span></text:p>
      <text:p text:style-name="P1"><text:span text:style-name="T20"/></text:p>
      <text:p text:style-name="P1"><text:span text:style-name="T21">aaa@DESKTOP-DFIEGPG<text:s/></text:span><text:span text:style-name="T22">MINGW64<text:s/></text:span><text:span text:style-name="T23">~/Desktop/Student-Management-System</text:span><text:span text:style-name="T24"><text:s/>(master)</text:span></text:p>
      <text:p text:style-name="P1"><text:span text:style-name="T25">$ ls</text:span></text:p>
      <text:p text:style-name="P1"><text:span text:style-name="T26"/></text:p>
      <text:p text:style-name="P1"><text:span text:style-name="T27">aaa@DESKTOP-DFIEGPG<text:s/></text:span><text:span text:style-name="T28">MINGW64<text:s/></text:span><text:span text:style-name="T29">~/Desktop/Student-Management-System</text:span><text:span text:style-name="T30"><text:s/>(master)</text:span></text:p>
      <text:p text:style-name="P1"><text:span text:style-name="T31">$ touch README.md</text:span></text:p>
      <text:p text:style-name="P1"><text:span text:style-name="T32"/></text:p>
      <text:p text:style-name="P1"><text:span text:style-name="T33">aaa@DESKTOP-DFIEGPG<text:s/></text:span><text:span text:style-name="T34">MINGW64<text:s/></text:span><text:span text:style-name="T35">~/Desktop/Student-Management-System</text:span><text:span text:style-name="T36"><text:s/>(master)</text:span></text:p>
      <text:p text:style-name="P1"><text:span text:style-name="T37">$ echo "Student management system" &gt; README.md</text:span></text:p>
      <text:p text:style-name="P1"><text:span text:style-name="T38"/></text:p>
      <text:p text:style-name="P1"><text:span text:style-name="T39">aaa@DESKTOP-DFIEGPG<text:s/></text:span><text:span text:style-name="T40">MINGW64<text:s/></text:span><text:span text:style-name="T41">~/Desktop/Student-Management-System</text:span><text:span text:style-name="T42"><text:s/>(master)</text:span></text:p>
      <text:p text:style-name="P1"><text:span text:style-name="T43">$ git status</text:span></text:p>
      <text:p text:style-name="P1"><text:span text:style-name="T43">On branch master</text:span></text:p>
      <text:p text:style-name="P1"><text:span text:style-name="T44"/></text:p>
      <text:p text:style-name="P1"><text:span text:style-name="T45">No commits yet</text:span></text:p>
      <text:p text:style-name="P1"><text:span text:style-name="T46"/></text:p>
      <text:p text:style-name="P1"><text:span text:style-name="T47">Untracked files:</text:span></text:p>
      <text:p text:style-name="P1"><text:span text:style-name="T47"><text:s text:c="2"/>(use "git add &lt;file&gt;..." to include in what will be committed)</text:span></text:p>
      <text:p text:style-name="P1"><text:span text:style-name="T47"><text:s text:c="8"/></text:span><text:span text:style-name="T48">README.md</text:span></text:p>
      <text:p text:style-name="P1"><text:span text:style-name="T49"/></text:p>
      <text:p text:style-name="P1"><text:span text:style-name="T50">nothing added to commit but untracked files present (use "git add" to track)</text:span></text:p>
      <text:p text:style-name="P1"><text:span text:style-name="T51"/></text:p>
      <text:p text:style-name="P1"><text:span text:style-name="T52">aaa@DESKTOP-DFIEGPG<text:s/></text:span><text:span text:style-name="T53">MINGW64<text:s/></text:span><text:span text:style-name="T54">~/Desktop/Student-Management-System</text:span><text:span text:style-name="T55"><text:s/>(master)</text:span></text:p>
      <text:p text:style-name="P1"><text:span text:style-name="T56">$ git add README.md</text:span></text:p>
      <text:p text:style-name="P1"><text:span text:style-name="T56">warning: in the working copy of 'README.md', LF will be replaced by CRLF the next time Git touches it</text:span></text:p>
      <text:p text:style-name="P1"><text:span text:style-name="T57"/></text:p>
      <text:p text:style-name="P1"><text:span text:style-name="T58">aaa@DESKTOP-DFIEGPG<text:s/></text:span><text:span text:style-name="T59">MINGW64<text:s/></text:span><text:span text:style-name="T60">~/Desktop/Student-Management-System</text:span><text:span text:style-name="T61"><text:s/>(master)</text:span></text:p>
      <text:p text:style-name="P1"><text:span text:style-name="T62">$ git commit -m "Initial commit"</text:span></text:p>
      <text:p text:style-name="P1"><text:span text:style-name="T62">[master (root-commit) 3929665] Initial commit</text:span></text:p>
      <text:p text:style-name="P1"><text:span text:style-name="T62"><text:s/>1 file changed, 1 insertion(+)</text:span></text:p>
      <text:p text:style-name="P1"><text:span text:style-name="T62"><text:s/>create mode 100644 README.md</text:span></text:p>
      <text:p text:style-name="P1"><text:span text:style-name="T63"/></text:p>
      <text:p text:style-name="P1"><text:span text:style-name="T64">aaa@DESKTOP-DFIEGPG<text:s/></text:span><text:span text:style-name="T65">MINGW64<text:s/></text:span><text:span text:style-name="T66">~/Desktop/Student-Management-System</text:span><text:span text:style-name="T67"><text:s/>(master)</text:span></text:p>
      <text:p text:style-name="P1"><text:span text:style-name="T68">$ git status</text:span></text:p>
      <text:p text:style-name="P1"><text:span text:style-name="T68">On branch master</text:span></text:p>
      <text:p text:style-name="P1"><text:span text:style-name="T68">nothing to commit, working tree clean</text:span></text:p>
      <text:p text:style-name="P1"><text:span text:style-name="T69"/></text:p>
      <text:p text:style-name="P1"><text:span text:style-name="T70">aaa@DESKTOP-DFIEGPG<text:s/></text:span><text:span text:style-name="T71">MINGW64<text:s/></text:span><text:span text:style-name="T72">~/Desktop/Student-Management-System</text:span><text:span text:style-name="T73"><text:s/>(master)</text:span></text:p>
      <text:p text:style-name="P1"><text:span text:style-name="T74">$ git log --oneline</text:span></text:p>
      <text:p text:style-name="P1"><text:span text:style-name="T75">3929665 (</text:span><text:span text:style-name="T76">HEAD</text:span><text:span text:style-name="T77"><text:s/>-&gt;<text:s/></text:span><text:span text:style-name="T78">master</text:span><text:span text:style-name="T79">)</text:span><text:span text:style-name="T80"><text:s/>Initial commit</text:span></text:p>
      <text:p text:style-name="P1"><text:span text:style-name="T81"/></text:p>
      <text:p text:style-name="P1"><text:span text:style-name="T82">aaa@DESKTOP-DFIEGPG<text:s/></text:span><text:span text:style-name="T83">MINGW64<text:s/></text:span><text:span text:style-name="T84">~/Desktop/Student-Management-System</text:span><text:span text:style-name="T85"><text:s/>(master)</text:span></text:p>
      <text:p text:style-name="P1"><text:span text:style-name="T86">$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8">TASK 2:</text:span></text:p>
      <text:p text:style-name="P1"><text:span text:style-name="T89"/></text:p>
      <text:p text:style-name="P1"><text:span text:style-name="T89"/></text:p>
      <text:p text:style-name="P1"><text:span text:style-name="T90">aaa@DESKTOP-DFIEGPG<text:s/></text:span><text:span text:style-name="T91">MINGW64<text:s/></text:span><text:span text:style-name="T92">~/Desktop/Student-Management-System</text:span><text:span text:style-name="T93"><text:s/>(master)</text:span></text:p>
      <text:p text:style-name="P1"><text:span text:style-name="T94">$ git branch feature-login</text:span></text:p>
      <text:p text:style-name="P1"><text:span text:style-name="T95"/></text:p>
      <text:p text:style-name="P1"><text:span text:style-name="T96">aaa@DESKTOP-DFIEGPG<text:s/></text:span><text:span text:style-name="T97">MINGW64<text:s/></text:span><text:span text:style-name="T98">~/Desktop/Student-Management-System</text:span><text:span text:style-name="T99"><text:s/>(master)</text:span></text:p>
      <text:p text:style-name="P1"><text:span text:style-name="T100">$ git checkout feature-login</text:span></text:p>
      <text:p text:style-name="P1"><text:span text:style-name="T100">Switched to branch 'feature-login'</text:span></text:p>
      <text:p text:style-name="P1"><text:span text:style-name="T101"/></text:p>
      <text:p text:style-name="P1"><text:span text:style-name="T102">aaa@DESKTOP-DFIEGPG<text:s/></text:span><text:span text:style-name="T103">MINGW64<text:s/></text:span><text:span text:style-name="T104">~/Desktop/Student-Management-System</text:span><text:span text:style-name="T105"><text:s/>(feature-login)</text:span></text:p>
      <text:p text:style-name="P1"><text:span text:style-name="T106">$ git branch</text:span></text:p>
      <text:p text:style-name="P1"><text:span text:style-name="T106">*<text:s/></text:span><text:span text:style-name="T107">feature-login</text:span></text:p>
      <text:p text:style-name="P1"><text:span text:style-name="T108"><text:s text:c="2"/>master</text:span></text:p>
      <text:p text:style-name="P1"><text:span text:style-name="T109"/></text:p>
      <text:p text:style-name="P1"><text:span text:style-name="T110">aaa@DESKTOP-DFIEGPG<text:s/></text:span><text:span text:style-name="T111">MINGW64<text:s/></text:span><text:span text:style-name="T112">~/Desktop/Student-Management-System</text:span><text:span text:style-name="T113"><text:s/>(feature-login)</text:span></text:p>
      <text:p text:style-name="P1"><text:span text:style-name="T114">$ touch login.txt</text:span></text:p>
      <text:p text:style-name="P1"><text:span text:style-name="T115"/></text:p>
      <text:p text:style-name="P1"><text:span text:style-name="T116">aaa@DESKTOP-DFIEGPG<text:s/></text:span><text:span text:style-name="T117">MINGW64<text:s/></text:span><text:span text:style-name="T118">~/Desktop/Student-Management-System</text:span><text:span text:style-name="T119"><text:s/>(feature-login)</text:span></text:p>
      <text:p text:style-name="P1"><text:span text:style-name="T120">$ echo "Login feature added" &gt; login.txt</text:span></text:p>
      <text:p text:style-name="P1"><text:span text:style-name="T121"/></text:p>
      <text:p text:style-name="P1"><text:span text:style-name="T122">aaa@DESKTOP-DFIEGPG<text:s/></text:span><text:span text:style-name="T123">MINGW64<text:s/></text:span><text:span text:style-name="T124">~/Desktop/Student-Management-System</text:span><text:span text:style-name="T125"><text:s/>(feature-login)</text:span></text:p>
      <text:p text:style-name="P1"><text:span text:style-name="T126">$ git status</text:span></text:p>
      <text:p text:style-name="P1"><text:span text:style-name="T126">On branch feature-login</text:span></text:p>
      <text:p text:style-name="P1"><text:span text:style-name="T126">Untracked files:</text:span></text:p>
      <text:p text:style-name="P1"><text:span text:style-name="T126"><text:s text:c="2"/>(use "git add &lt;file&gt;..." to include in what will be committed)</text:span></text:p>
      <text:p text:style-name="P1"><text:span text:style-name="T126"><text:s text:c="8"/></text:span><text:span text:style-name="T127">login.txt</text:span></text:p>
      <text:p text:style-name="P1"><text:span text:style-name="T128"/></text:p>
      <text:p text:style-name="P1"><text:span text:style-name="T129">nothing added to commit but untracked files present (use "git add" to track)</text:span></text:p>
      <text:p text:style-name="P1"><text:span text:style-name="T130"/></text:p>
      <text:p text:style-name="P1"><text:span text:style-name="T131">aaa@DESKTOP-DFIEGPG<text:s/></text:span><text:span text:style-name="T132">MINGW64<text:s/></text:span><text:span text:style-name="T133">~/Desktop/Student-Management-System</text:span><text:span text:style-name="T134"><text:s/>(feature-login)</text:span></text:p>
      <text:p text:style-name="P1"><text:span text:style-name="T135">$ git add login.txt</text:span></text:p>
      <text:p text:style-name="P1"><text:span text:style-name="T135">warning: in the working copy of 'login.txt', LF will be replaced by CRLF the next time Git touches it</text:span></text:p>
      <text:p text:style-name="P1"><text:span text:style-name="T136"/></text:p>
      <text:p text:style-name="P1"><text:span text:style-name="T137">aaa@DESKTOP-DFIEGPG<text:s/></text:span><text:span text:style-name="T138">MINGW64<text:s/></text:span><text:span text:style-name="T139">~/Desktop/Student-Management-System</text:span><text:span text:style-name="T140"><text:s/>(feature-login)</text:span></text:p>
      <text:p text:style-name="P1"><text:span text:style-name="T141">$ git commit -m "Add login feature"</text:span></text:p>
      <text:p text:style-name="P1"><text:span text:style-name="T141">[feature-login 88fc09a] Add login feature</text:span></text:p>
      <text:p text:style-name="P1"><text:span text:style-name="T141"><text:s/>1 file changed, 1 insertion(+)</text:span></text:p>
      <text:p text:style-name="P1"><text:span text:style-name="T141"><text:s/>create mode 100644 login.txt</text:span></text:p>
      <text:p text:style-name="P1"><text:span text:style-name="T142"/></text:p>
      <text:p text:style-name="P1"><text:span text:style-name="T143">aaa@DESKTOP-DFIEGPG<text:s/></text:span><text:span text:style-name="T144">MINGW64<text:s/></text:span><text:span text:style-name="T145">~/Desktop/Student-Management-System</text:span><text:span text:style-name="T146"><text:s/>(feature-login)</text:span></text:p>
      <text:p text:style-name="P1"><text:span text:style-name="T147">$ git checkout master</text:span></text:p>
      <text:p text:style-name="P1"><text:span text:style-name="T147">Switched to branch 'master'</text:span></text:p>
      <text:p text:style-name="P1"><text:span text:style-name="T148"/></text:p>
      <text:p text:style-name="P1"><text:span text:style-name="T149">aaa@DESKTOP-DFIEGPG<text:s/></text:span><text:span text:style-name="T150">MINGW64<text:s/></text:span><text:span text:style-name="T151">~/Desktop/Student-Management-System</text:span><text:span text:style-name="T152"><text:s/>(master)</text:span></text:p>
      <text:p text:style-name="P1"><text:span text:style-name="T153">$ git merge feature-login</text:span></text:p>
      <text:p text:style-name="P1"><text:span text:style-name="T153">Updating 3929665..88fc09a</text:span></text:p>
      <text:p text:style-name="P1"><text:span text:style-name="T153">Fast-forward</text:span></text:p>
      <text:p text:style-name="P1"><text:span text:style-name="T153"><text:s/>login.txt | 1<text:s/></text:span><text:span text:style-name="T154">+</text:span></text:p>
      <text:p text:style-name="P1"><text:span text:style-name="T155"><text:s/>1 file changed, 1 insertion(+)</text:span></text:p>
      <text:p text:style-name="P1"><text:span text:style-name="T155"><text:s/>create mode 100644 login.txt</text:span></text:p>
      <text:p text:style-name="P1"><text:span text:style-name="T156"/></text:p>
      <text:p text:style-name="P1"><text:span text:style-name="T157">aaa@DESKTOP-DFIEGPG<text:s/></text:span><text:span text:style-name="T158">MINGW64<text:s/></text:span><text:span text:style-name="T159">~/Desktop/Student-Management-System</text:span><text:span text:style-name="T160"><text:s/>(master)</text:span></text:p>
      <text:p text:style-name="P1"><text:span text:style-name="T161">$ ls</text:span></text:p>
      <text:p text:style-name="P1"><text:span text:style-name="T161">README.md<text:s text:c="2"/>login.txt</text:span></text:p>
      <text:p text:style-name="P1"><text:span text:style-name="T162"/></text:p>
      <text:p text:style-name="P1"><text:span text:style-name="T163">aaa@DESKTOP-DFIEGPG<text:s/></text:span><text:span text:style-name="T164">MINGW64<text:s/></text:span><text:span text:style-name="T165">~/Desktop/Student-Management-System</text:span><text:span text:style-name="T166"><text:s/>(master)</text:span></text:p>
      <text:p text:style-name="P1"><text:span text:style-name="T167">$ git log --oneline</text:span></text:p>
      <text:p text:style-name="P1"><text:span text:style-name="T168">88fc09a (</text:span><text:span text:style-name="T169">HEAD</text:span><text:span text:style-name="T170"><text:s/>-&gt;<text:s/></text:span><text:span text:style-name="T171">master</text:span><text:span text:style-name="T172">,<text:s/></text:span><text:span text:style-name="T173">feature-login</text:span><text:span text:style-name="T174">)</text:span><text:span text:style-name="T175"><text:s/>Add login feature</text:span></text:p>
      <text:p text:style-name="P1"><text:span text:style-name="T176">3929665</text:span><text:span text:style-name="T177"><text:s/>Initial commit</text:span></text:p>
      <text:p text:style-name="P1"><text:span text:style-name="T178"/></text:p>
      <text:p text:style-name="P1"><text:span text:style-name="T178"/></text:p>
      <text:p text:style-name="P1"><text:span text:style-name="T178"/></text:p>
      <text:p text:style-name="P1"><text:span text:style-name="T179">TASK 3:</text:span></text:p>
      <text:p text:style-name="P1"><text:span text:style-name="T180"/></text:p>
      <text:p text:style-name="P1"><text:span text:style-name="T181">aaa@DESKTOP-DFIEGPG<text:s/></text:span><text:span text:style-name="T182">MINGW64<text:s/></text:span><text:span text:style-name="T183">~/Desktop/Student-Management-System</text:span><text:span text:style-name="T184"><text:s/>(master)</text:span></text:p>
      <text:p text:style-name="P1"><text:span text:style-name="T185">$ git branch</text:span></text:p>
      <text:p text:style-name="P1"><text:span text:style-name="T185"><text:s text:c="2"/>feature-login</text:span></text:p>
      <text:p text:style-name="P1"><text:span text:style-name="T185">*<text:s/></text:span><text:span text:style-name="T186">master</text:span></text:p>
      <text:p text:style-name="P1"><text:span text:style-name="T187"/></text:p>
      <text:p text:style-name="P1"><text:span text:style-name="T188">aaa@DESKTOP-DFIEGPG<text:s/></text:span><text:span text:style-name="T189">MINGW64<text:s/></text:span><text:span text:style-name="T190">~/Desktop/Student-Management-System</text:span><text:span text:style-name="T191"><text:s/>(master)</text:span></text:p>
      <text:p text:style-name="P1"><text:span text:style-name="T192">$ git remote add origin<text:s/></text:span><text:a xlink:href="https://github.com/yashuid/Student-Management-System.git"><text:span text:style-name="T193">https://github.com/yashuid/Student-Management-System.git</text:span></text:a><text:span text:style-name="T194"/></text:p>
      <text:p text:style-name="P1"><text:span text:style-name="T195"/></text:p>
      <text:p text:style-name="P1"><text:span text:style-name="T196">aaa@DESKTOP-DFIEGPG<text:s/></text:span><text:span text:style-name="T197">MINGW64<text:s/></text:span><text:span text:style-name="T198">~/Desktop/Student-Management-System</text:span><text:span text:style-name="T199"><text:s/>(master)</text:span></text:p>
      <text:p text:style-name="P1"><text:span text:style-name="T200">$ git remote -v</text:span></text:p>
      <text:p text:style-name="P1"><text:span text:style-name="T200">origin<text:s text:c="2"/></text:span><text:a xlink:href="https://github.com/yashuid/Student-Management-System.git"><text:span text:style-name="T201">https://github.com/yashuid/Student-Management-System.git</text:span></text:a><text:span text:style-name="T202"><text:s/>(fetch)</text:span></text:p>
      <text:p text:style-name="P1"><text:span text:style-name="T202">origin<text:s text:c="2"/></text:span><text:a xlink:href="https://github.com/yashuid/Student-Management-System.git"><text:span text:style-name="T203">https://github.com/yashuid/Student-Management-System.git</text:span></text:a><text:span text:style-name="T204"><text:s/>(push)</text:span></text:p>
      <text:p text:style-name="P1"><text:span text:style-name="T205"/></text:p>
      <text:p text:style-name="P1"><text:span text:style-name="T206">aaa@DESKTOP-DFIEGPG<text:s/></text:span><text:span text:style-name="T207">MINGW64<text:s/></text:span><text:span text:style-name="T208">~/Desktop/Student-Management-System</text:span><text:span text:style-name="T209"><text:s/>(master)</text:span></text:p>
      <text:p text:style-name="P1"><text:span text:style-name="T210">$ git push -u origin master</text:span></text:p>
      <text:p text:style-name="P1"><text:span text:style-name="T210">Enumerating objects: 6, done.</text:span></text:p>
      <text:p text:style-name="P1"><text:span text:style-name="T210">Counting objects: 100% (6/6), done.</text:span></text:p>
      <text:p text:style-name="P1"><text:span text:style-name="T210">Delta compression using up to 8 threads</text:span></text:p>
      <text:p text:style-name="P1"><text:span text:style-name="T210">Compressing objects: 100% (3/3), done.</text:span></text:p>
      <text:p text:style-name="P1"><text:span text:style-name="T210">Writing objects: 100% (6/6), 524 bytes | 262.00 KiB/s, done.</text:span></text:p>
      <text:p text:style-name="P1"><text:span text:style-name="T210">Total 6 (delta 0), reused 0 (delta 0), pack-reused 0 (from 0)</text:span></text:p>
      <text:p text:style-name="P1"><text:span text:style-name="T210">To<text:s/></text:span><text:a xlink:href="https://github.com/yashuid/Student-Management-System.git"><text:span text:style-name="T211">https://github.com/yashuid/Student-Management-System.git</text:span></text:a><text:span text:style-name="T212"/></text:p>
      <text:p text:style-name="P1"><text:span text:style-name="T212"><text:s/>* [new branch]<text:s text:c="6"/>master -&gt; master</text:span></text:p>
      <text:p text:style-name="P1"><text:span text:style-name="T212">branch 'master' set up to track 'origin/master'.</text:span></text:p>
      <text:p text:style-name="P1"><text:span text:style-name="T213"/></text:p>
      <text:p text:style-name="P1"><text:span text:style-name="T214">aaa@DESKTOP-DFIEGPG<text:s/></text:span><text:span text:style-name="T215">MINGW64<text:s/></text:span><text:span text:style-name="T216">~/Desktop/Student-Management-System</text:span><text:span text:style-name="T217"><text:s/>(master)</text:span></text:p>
      <text:p text:style-name="P1"><text:span text:style-name="T218">$</text:span></text:p>
      <text:p text:style-name="P1"><text:span text:style-name="T219"/></text:p>
      <text:p text:style-name="P1"><text:span text:style-name="T219"/></text:p>
      <text:p text:style-name="P1"><text:span text:style-name="T219"/></text:p>
      <text:p text:style-name="P1"><text:span text:style-name="T220">TASK 4:</text:span></text:p>
      <text:p text:style-name="P1"><text:span text:style-name="T221"/></text:p>
      <text:p text:style-name="P1"><text:span text:style-name="T222">aaa@DESKTOP-DFIEGPG<text:s/></text:span><text:span text:style-name="T223">MINGW64<text:s/></text:span><text:span text:style-name="T224">~/Desktop/Student-Management-System</text:span><text:span text:style-name="T225"><text:s/>(master)</text:span></text:p>
      <text:p text:style-name="P1"><text:span text:style-name="T226">$ git checkout -b feature-update</text:span></text:p>
      <text:p text:style-name="P1"><text:span text:style-name="T226">Switched to a new branch 'feature-update'</text:span></text:p>
      <text:p text:style-name="P1"><text:span text:style-name="T227"/></text:p>
      <text:p text:style-name="P1"><text:span text:style-name="T228">aaa@DESKTOP-DFIEGPG<text:s/></text:span><text:span text:style-name="T229">MINGW64<text:s/></text:span><text:span text:style-name="T230">~/Desktop/Student-Management-System</text:span><text:span text:style-name="T231"><text:s/>(feature-update)</text:span></text:p>
      <text:p text:style-name="P1"><text:span text:style-name="T232">$ echo "PR change' &gt;&gt;README.md</text:span></text:p>
      <text:p text:style-name="P1"><text:span text:style-name="T232">&gt; ^C</text:span></text:p>
      <text:p text:style-name="P1"><text:span text:style-name="T233"/></text:p>
      <text:p text:style-name="P1"><text:span text:style-name="T234">aaa@DESKTOP-DFIEGPG<text:s/></text:span><text:span text:style-name="T235">MINGW64<text:s/></text:span><text:span text:style-name="T236">~/Desktop/Student-Management-System</text:span><text:span text:style-name="T237"><text:s/>(feature-update)</text:span></text:p>
      <text:p text:style-name="P1"><text:span text:style-name="T238">$ echo "PR chaange" &gt;&gt; README.md</text:span></text:p>
      <text:p text:style-name="P1"><text:span text:style-name="T239"/></text:p>
      <text:p text:style-name="P1"><text:span text:style-name="T240">aaa@DESKTOP-DFIEGPG<text:s/></text:span><text:span text:style-name="T241">MINGW64<text:s/></text:span><text:span text:style-name="T242">~/Desktop/Student-Management-System</text:span><text:span text:style-name="T243"><text:s/>(feature-update)</text:span></text:p>
      <text:p text:style-name="P1"><text:span text:style-name="T244">$ git status</text:span></text:p>
      <text:p text:style-name="P1"><text:span text:style-name="T244">On branch feature-update</text:span></text:p>
      <text:p text:style-name="P1"><text:span text:style-name="T244">Changes not staged for commit:</text:span></text:p>
      <text:p text:style-name="P1"><text:span text:style-name="T244"><text:s text:c="2"/>(use "git add &lt;file&gt;..." to update what will be committed)</text:span></text:p>
      <text:p text:style-name="P1"><text:span text:style-name="T244"><text:s text:c="2"/>(use "git restore &lt;file&gt;..." to discard changes in working directory)</text:span></text:p>
      <text:p text:style-name="P1"><text:span text:style-name="T244"><text:s text:c="8"/></text:span><text:span text:style-name="T245">modified:<text:s text:c="3"/>README.md</text:span></text:p>
      <text:p text:style-name="P1"><text:span text:style-name="T246"/></text:p>
      <text:p text:style-name="P1"><text:span text:style-name="T247">no changes added to commit (use "git add" and/or "git commit -a")</text:span></text:p>
      <text:p text:style-name="P1"><text:span text:style-name="T248"/></text:p>
      <text:p text:style-name="P1"><text:span text:style-name="T249">aaa@DESKTOP-DFIEGPG<text:s/></text:span><text:span text:style-name="T250">MINGW64<text:s/></text:span><text:span text:style-name="T251">~/Desktop/Student-Management-System</text:span><text:span text:style-name="T252"><text:s/>(feature-update)</text:span></text:p>
      <text:p text:style-name="P1"><text:span text:style-name="T253">$ git add README.md</text:span></text:p>
      <text:p text:style-name="P1"><text:span text:style-name="T253">warning: in the working copy of 'README.md', LF will be replaced by CRLF the next time Git touches it</text:span></text:p>
      <text:p text:style-name="P1"><text:span text:style-name="T254"/></text:p>
      <text:p text:style-name="P1"><text:span text:style-name="T255">aaa@DESKTOP-DFIEGPG<text:s/></text:span><text:span text:style-name="T256">MINGW64<text:s/></text:span><text:span text:style-name="T257">~/Desktop/Student-Management-System</text:span><text:span text:style-name="T258"><text:s/>(feature-update)</text:span></text:p>
      <text:p text:style-name="P1"><text:span text:style-name="T259">$ git commit -m "update README for full request"</text:span></text:p>
      <text:p text:style-name="P1"><text:span text:style-name="T259">[feature-update 5ad1caa] update README for full request</text:span></text:p>
      <text:p text:style-name="P1"><text:span text:style-name="T259"><text:s/>1 file changed, 1 insertion(+)</text:span></text:p>
      <text:p text:style-name="P1"><text:span text:style-name="T260"/></text:p>
      <text:p text:style-name="P1"><text:span text:style-name="T261">aaa@DESKTOP-DFIEGPG<text:s/></text:span><text:span text:style-name="T262">MINGW64<text:s/></text:span><text:span text:style-name="T263">~/Desktop/Student-Management-System</text:span><text:span text:style-name="T264"><text:s/>(feature-update)</text:span></text:p>
      <text:p text:style-name="P1"><text:span text:style-name="T265">$ git push -u origin feature-update</text:span></text:p>
      <text:p text:style-name="P1"><text:span text:style-name="T265">Enumerating objects: 5, done.</text:span></text:p>
      <text:p text:style-name="P1"><text:span text:style-name="T265">Counting objects: 100% (5/5), done.</text:span></text:p>
      <text:p text:style-name="P1"><text:span text:style-name="T265">Delta compression using up to 8 threads</text:span></text:p>
      <text:p text:style-name="P1"><text:span text:style-name="T265">Compressing objects: 100% (2/2), done.</text:span></text:p>
      <text:p text:style-name="P1"><text:span text:style-name="T265">Writing objects: 100% (3/3), 337 bytes | 112.00 KiB/s, done.</text:span></text:p>
      <text:p text:style-name="P1"><text:span text:style-name="T265">Total 3 (delta 0), reused 0 (delta 0), pack-reused 0 (from 0)</text:span></text:p>
      <text:p text:style-name="P1"><text:span text:style-name="T265">remote:</text:span></text:p>
      <text:p text:style-name="P1"><text:span text:style-name="T265">remote: Create a pull request for 'feature-update' on GitHub by visiting:</text:span></text:p>
      <text:p text:style-name="P1"><text:span text:style-name="T265">remote:<text:s text:c="6"/></text:span><text:a xlink:href="https://github.com/yashuid/Student-Management-System/pull/new/feature-update"><text:span text:style-name="T266">https://github.com/yashuid/Student-Management-System/pull/new/feature-update</text:span></text:a><text:span text:style-name="T267"/></text:p>
      <text:p text:style-name="P1"><text:span text:style-name="T267">remote:</text:span></text:p>
      <text:p text:style-name="P1"><text:span text:style-name="T267">To<text:s/></text:span><text:a xlink:href="https://github.com/yashuid/Student-Management-System.git"><text:span text:style-name="T268">https://github.com/yashuid/Student-Management-System.git</text:span></text:a><text:span text:style-name="T269"/></text:p>
      <text:p text:style-name="P1"><text:span text:style-name="T269"><text:s/>* [new branch]<text:s text:c="6"/>feature-update -&gt; feature-update</text:span></text:p>
      <text:p text:style-name="P1"><text:span text:style-name="T269">branch 'feature-update' set up to track 'origin/feature-update'.</text:span></text:p>
      <text:p text:style-name="P1"><text:span text:style-name="T270"/></text:p>
      <text:p text:style-name="P1"><text:span text:style-name="T271">aaa@DESKTOP-DFIEGPG<text:s/></text:span><text:span text:style-name="T272">MINGW64<text:s/></text:span><text:span text:style-name="T273">~/Desktop/Student-Management-System</text:span><text:span text:style-name="T274"><text:s/>(feature-update)</text:span></text:p>
      <text:p text:style-name="P1"><text:span text:style-name="T275">$ git branch --merged</text:span></text:p>
      <text:p text:style-name="P1"><text:span text:style-name="T275"><text:s text:c="2"/>feature-login</text:span></text:p>
      <text:p text:style-name="P1"><text:span text:style-name="T275">*<text:s/></text:span><text:span text:style-name="T276">feature-update</text:span></text:p>
      <text:p text:style-name="P1"><text:span text:style-name="T277"><text:s text:c="2"/>master</text:span></text:p>
      <text:p text:style-name="P1"><text:span text:style-name="T278"/></text:p>
      <text:p text:style-name="P1"><text:span text:style-name="T279">aaa@DESKTOP-DFIEGPG<text:s/></text:span><text:span text:style-name="T280">MINGW64<text:s/></text:span><text:span text:style-name="T281">~/Desktop/Student-Management-System</text:span><text:span text:style-name="T282"><text:s/>(feature-update)</text:span></text:p>
      <text:p text:style-name="P1"><text:span text:style-name="T283">$</text:span></text:p>
      <text:p text:style-name="P1"><text:span text:style-name="T284"/></text:p>
      <text:p text:style-name="P1"><text:span text:style-name="T284"/></text:p>
      <text:p text:style-name="P1"><text:span text:style-name="T2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